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2-03-16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9544" calcext:value-type="float">
            <text:p>52.73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3448" calcext:value-type="float">
            <text:p>52.73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3072" calcext:value-type="float">
            <text:p>52.77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7352" calcext:value-type="float">
            <text:p>52.72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564" calcext:value-type="float">
            <text:p>52.74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9648" calcext:value-type="float">
            <text:p>52.8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2592" calcext:value-type="float">
            <text:p>52.74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1736" calcext:value-type="float">
            <text:p>52.75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9648" calcext:value-type="float">
            <text:p>52.8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0024" calcext:value-type="float">
            <text:p>52.77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8688" calcext:value-type="float">
            <text:p>52.74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2592" calcext:value-type="float">
            <text:p>52.74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8688" calcext:value-type="float">
            <text:p>52.74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612" calcext:value-type="float">
            <text:p>52.77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66" calcext:value-type="float">
            <text:p>52.8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4032" calcext:value-type="float">
            <text:p>52.83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8416" calcext:value-type="float">
            <text:p>52.85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5368" calcext:value-type="float">
            <text:p>52.85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8312" calcext:value-type="float">
            <text:p>52.78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5264" calcext:value-type="float">
            <text:p>52.78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088" calcext:value-type="float">
            <text:p>52.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612" calcext:value-type="float">
            <text:p>52.77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5744" calcext:value-type="float">
            <text:p>52.81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9648" calcext:value-type="float">
            <text:p>52.8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3072" calcext:value-type="float">
            <text:p>52.77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6224" calcext:value-type="float">
            <text:p>52.84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6224" calcext:value-type="float">
            <text:p>52.84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4512" calcext:value-type="float">
            <text:p>52.86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8416" calcext:value-type="float">
            <text:p>52.85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8416" calcext:value-type="float">
            <text:p>52.85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4512" calcext:value-type="float">
            <text:p>52.86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8416" calcext:value-type="float">
            <text:p>52.85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8416" calcext:value-type="float">
            <text:p>52.85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8416" calcext:value-type="float">
            <text:p>52.85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5368" calcext:value-type="float">
            <text:p>52.85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5368" calcext:value-type="float">
            <text:p>52.85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5368" calcext:value-type="float">
            <text:p>52.85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9272" calcext:value-type="float">
            <text:p>52.84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9272" calcext:value-type="float">
            <text:p>52.84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6224" calcext:value-type="float">
            <text:p>52.84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6224" calcext:value-type="float">
            <text:p>52.84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3176" calcext:value-type="float">
            <text:p>52.84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3176" calcext:value-type="float">
            <text:p>52.84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0128" calcext:value-type="float">
            <text:p>52.84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0128" calcext:value-type="float">
            <text:p>52.84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0128" calcext:value-type="float">
            <text:p>52.84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708" calcext:value-type="float">
            <text:p>52.83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4032" calcext:value-type="float">
            <text:p>52.83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4032" calcext:value-type="float">
            <text:p>52.83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4032" calcext:value-type="float">
            <text:p>52.83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4032" calcext:value-type="float">
            <text:p>52.83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0984" calcext:value-type="float">
            <text:p>52.83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0984" calcext:value-type="float">
            <text:p>52.83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0984" calcext:value-type="float">
            <text:p>52.83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7936" calcext:value-type="float">
            <text:p>52.82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7936" calcext:value-type="float">
            <text:p>52.82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4888" calcext:value-type="float">
            <text:p>52.82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9648" calcext:value-type="float">
            <text:p>52.8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4408" calcext:value-type="float">
            <text:p>52.79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0504" calcext:value-type="float">
            <text:p>52.80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5264" calcext:value-type="float">
            <text:p>52.78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5264" calcext:value-type="float">
            <text:p>52.78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612" calcext:value-type="float">
            <text:p>52.77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0024" calcext:value-type="float">
            <text:p>52.77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6976" calcext:value-type="float">
            <text:p>52.76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088" calcext:value-type="float">
            <text:p>52.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1736" calcext:value-type="float">
            <text:p>52.75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1736" calcext:value-type="float">
            <text:p>52.75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4784" calcext:value-type="float">
            <text:p>52.75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4784" calcext:value-type="float">
            <text:p>52.75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7832" calcext:value-type="float">
            <text:p>52.75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1736" calcext:value-type="float">
            <text:p>52.75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2592" calcext:value-type="float">
            <text:p>52.74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6496" calcext:value-type="float">
            <text:p>52.73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7352" calcext:value-type="float">
            <text:p>52.72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7352" calcext:value-type="float">
            <text:p>52.72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4304" calcext:value-type="float">
            <text:p>52.72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6016" calcext:value-type="float">
            <text:p>52.70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6016" calcext:value-type="float">
            <text:p>52.70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6016" calcext:value-type="float">
            <text:p>52.70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6016" calcext:value-type="float">
            <text:p>52.70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3824" calcext:value-type="float">
            <text:p>52.69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1632" calcext:value-type="float">
            <text:p>52.68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1632" calcext:value-type="float">
            <text:p>52.68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7728" calcext:value-type="float">
            <text:p>52.68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5536" calcext:value-type="float">
            <text:p>52.67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6392" calcext:value-type="float">
            <text:p>52.66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0296" calcext:value-type="float">
            <text:p>52.66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42" calcext:value-type="float">
            <text:p>52.6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42" calcext:value-type="float">
            <text:p>52.6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5056" calcext:value-type="float">
            <text:p>52.64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5912" calcext:value-type="float">
            <text:p>52.63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5912" calcext:value-type="float">
            <text:p>52.63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5912" calcext:value-type="float">
            <text:p>52.63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0672" calcext:value-type="float">
            <text:p>52.62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5432" calcext:value-type="float">
            <text:p>52.60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6288" calcext:value-type="float">
            <text:p>52.59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0192" calcext:value-type="float">
            <text:p>52.59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0192" calcext:value-type="float">
            <text:p>52.59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4096" calcext:value-type="float">
            <text:p>52.58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4096" calcext:value-type="float">
            <text:p>52.58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276" calcext:value-type="float">
            <text:p>52.56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6664" calcext:value-type="float">
            <text:p>52.55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3616" calcext:value-type="float">
            <text:p>52.55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4472" calcext:value-type="float">
            <text:p>52.54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1424" calcext:value-type="float">
            <text:p>52.54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6-24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752" calcext:value-type="float">
            <text:p>52.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6184" calcext:value-type="float">
            <text:p>52.52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3136" calcext:value-type="float">
            <text:p>52.52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4848" calcext:value-type="float">
            <text:p>52.50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2656" calcext:value-type="float">
            <text:p>52.49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9608" calcext:value-type="float">
            <text:p>52.48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3512" calcext:value-type="float">
            <text:p>52.48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656" calcext:value-type="float">
            <text:p>52.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3512" calcext:value-type="float">
            <text:p>52.48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656" calcext:value-type="float">
            <text:p>52.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7416" calcext:value-type="float">
            <text:p>52.47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8272" calcext:value-type="float">
            <text:p>52.46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2176" calcext:value-type="float">
            <text:p>52.46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9128" calcext:value-type="float">
            <text:p>52.45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9984" calcext:value-type="float">
            <text:p>52.44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3032" calcext:value-type="float">
            <text:p>52.45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8648" calcext:value-type="float">
            <text:p>52.42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9504" calcext:value-type="float">
            <text:p>52.41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036" calcext:value-type="float">
            <text:p>52.41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1216" calcext:value-type="float">
            <text:p>52.40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7312" calcext:value-type="float">
            <text:p>52.40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9024" calcext:value-type="float">
            <text:p>52.38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2928" calcext:value-type="float">
            <text:p>52.38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5976" calcext:value-type="float">
            <text:p>52.38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2072" calcext:value-type="float">
            <text:p>52.39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3784" calcext:value-type="float">
            <text:p>52.37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8544" calcext:value-type="float">
            <text:p>52.3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5496" calcext:value-type="float">
            <text:p>52.35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8544" calcext:value-type="float">
            <text:p>52.3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6352" calcext:value-type="float">
            <text:p>52.34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0256" calcext:value-type="float">
            <text:p>52.3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94" calcext:value-type="float">
            <text:p>52.3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94" calcext:value-type="float">
            <text:p>52.3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1112" calcext:value-type="float">
            <text:p>52.3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6248" calcext:value-type="float">
            <text:p>52.27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1008" calcext:value-type="float">
            <text:p>52.2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4912" calcext:value-type="float">
            <text:p>52.25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4056" calcext:value-type="float">
            <text:p>52.26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796" calcext:value-type="float">
            <text:p>52.25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0528" calcext:value-type="float">
            <text:p>52.2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5288" calcext:value-type="float">
            <text:p>52.21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5288" calcext:value-type="float">
            <text:p>52.21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4432" calcext:value-type="float">
            <text:p>52.22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4432" calcext:value-type="float">
            <text:p>52.22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8336" calcext:value-type="float">
            <text:p>52.2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4808" calcext:value-type="float">
            <text:p>52.18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9568" calcext:value-type="float">
            <text:p>52.16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3472" calcext:value-type="float">
            <text:p>52.16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5184" calcext:value-type="float">
            <text:p>52.14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3472" calcext:value-type="float">
            <text:p>52.16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652" calcext:value-type="float">
            <text:p>52.16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9944" calcext:value-type="float">
            <text:p>52.12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4224" calcext:value-type="float">
            <text:p>52.08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1176" calcext:value-type="float">
            <text:p>52.08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4704" calcext:value-type="float">
            <text:p>52.11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0424" calcext:value-type="float">
            <text:p>52.16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3472" calcext:value-type="float">
            <text:p>52.16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4704" calcext:value-type="float">
            <text:p>52.11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1176" calcext:value-type="float">
            <text:p>52.08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8128" calcext:value-type="float">
            <text:p>52.07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4224" calcext:value-type="float">
            <text:p>52.08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1176" calcext:value-type="float">
            <text:p>52.08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5936" calcext:value-type="float">
            <text:p>52.06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2408" calcext:value-type="float">
            <text:p>52.03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7648" calcext:value-type="float">
            <text:p>52.04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7648" calcext:value-type="float">
            <text:p>52.04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4224" calcext:value-type="float">
            <text:p>52.08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7272" calcext:value-type="float">
            <text:p>52.08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2032" calcext:value-type="float">
            <text:p>52.07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7168" calcext:value-type="float">
            <text:p>52.01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08024" calcext:value-type="float">
            <text:p>52.00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46" calcext:value-type="float">
            <text:p>52.0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3264" calcext:value-type="float">
            <text:p>52.02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7168" calcext:value-type="float">
            <text:p>52.01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1552" calcext:value-type="float">
            <text:p>52.04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0216" calcext:value-type="float">
            <text:p>52.0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936" calcext:value-type="float">
            <text:p>52.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1072" calcext:value-type="float">
            <text:p>52.01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364" calcext:value-type="float">
            <text:p>51.9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7168" calcext:value-type="float">
            <text:p>52.01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1552" calcext:value-type="float">
            <text:p>52.04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3264" calcext:value-type="float">
            <text:p>52.02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7168" calcext:value-type="float">
            <text:p>52.01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8984" calcext:value-type="float">
            <text:p>52.06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7648" calcext:value-type="float">
            <text:p>52.04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01928" calcext:value-type="float">
            <text:p>52.00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3744" calcext:value-type="float">
            <text:p>52.0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7752" calcext:value-type="float">
            <text:p>52.11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7648" calcext:value-type="float">
            <text:p>52.04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6312" calcext:value-type="float">
            <text:p>52.02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7648" calcext:value-type="float">
            <text:p>52.04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7648" calcext:value-type="float">
            <text:p>52.04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6792" calcext:value-type="float">
            <text:p>52.05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4224" calcext:value-type="float">
            <text:p>52.08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2032" calcext:value-type="float">
            <text:p>52.07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1176" calcext:value-type="float">
            <text:p>52.08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8608" calcext:value-type="float">
            <text:p>52.1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6896" calcext:value-type="float">
            <text:p>52.12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3-16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6416" calcext:value-type="float">
            <text:p>52.0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6792" calcext:value-type="float">
            <text:p>52.05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6416" calcext:value-type="float">
            <text:p>52.0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556" calcext:value-type="float">
            <text:p>52.10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7752" calcext:value-type="float">
            <text:p>52.11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556" calcext:value-type="float">
            <text:p>52.10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2512" calcext:value-type="float">
            <text:p>52.10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9464" calcext:value-type="float">
            <text:p>52.09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8608" calcext:value-type="float">
            <text:p>52.1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3848" calcext:value-type="float">
            <text:p>52.12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8608" calcext:value-type="float">
            <text:p>52.1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2992" calcext:value-type="float">
            <text:p>52.13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9944" calcext:value-type="float">
            <text:p>52.12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3368" calcext:value-type="float">
            <text:p>52.09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7752" calcext:value-type="float">
            <text:p>52.11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0424" calcext:value-type="float">
            <text:p>52.16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176" calcext:value-type="float">
            <text:p>52.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3848" calcext:value-type="float">
            <text:p>52.12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556" calcext:value-type="float">
            <text:p>52.10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2136" calcext:value-type="float">
            <text:p>52.14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5664" calcext:value-type="float">
            <text:p>52.17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1384" calcext:value-type="float">
            <text:p>52.22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4328" calcext:value-type="float">
            <text:p>52.15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8712" calcext:value-type="float">
            <text:p>52.1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3576" calcext:value-type="float">
            <text:p>52.23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224" calcext:value-type="float">
            <text:p>52.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8712" calcext:value-type="float">
            <text:p>52.1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8712" calcext:value-type="float">
            <text:p>52.1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4808" calcext:value-type="float">
            <text:p>52.18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7376" calcext:value-type="float">
            <text:p>52.15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5664" calcext:value-type="float">
            <text:p>52.17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0904" calcext:value-type="float">
            <text:p>52.19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5288" calcext:value-type="float">
            <text:p>52.21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5288" calcext:value-type="float">
            <text:p>52.21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6144" calcext:value-type="float">
            <text:p>52.20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6144" calcext:value-type="float">
            <text:p>52.20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5288" calcext:value-type="float">
            <text:p>52.21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9192" calcext:value-type="float">
            <text:p>52.2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8816" calcext:value-type="float">
            <text:p>52.2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3096" calcext:value-type="float">
            <text:p>52.2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0528" calcext:value-type="float">
            <text:p>52.2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8816" calcext:value-type="float">
            <text:p>52.2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39264" calcext:value-type="float">
            <text:p>52.29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511625" calcext:value-type="float">
            <text:p>52.365116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14344" calcext:value-type="float">
            <text:p>52.42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464375" calcext:value-type="float">
            <text:p>52.394643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13029677419" calcext:value-type="float">
            <text:p>52.261302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99210322581" calcext:value-type="float">
            <text:p>52.019921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856425" calcext:value-type="float">
            <text:p>51.758564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96024" calcext:value-type="float">
            <text:p>51.479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9265" calcext:value-type="float">
            <text:p>51.2692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6389677419" calcext:value-type="float">
            <text:p>51.139638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4693" calcext:value-type="float">
            <text:p>51.2646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14871724138" calcext:value-type="float">
            <text:p>51.39148717241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386825" calcext:value-type="float">
            <text:p>51.523868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38371612903" calcext:value-type="float">
            <text:p>51.643837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05981935484" calcext:value-type="float">
            <text:p>51.710598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874975" calcext:value-type="float">
            <text:p>51.718749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63256" calcext:value-type="float">
            <text:p>51.576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422675" calcext:value-type="float">
            <text:p>51.34422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4094" calcext:value-type="float">
            <text:p>51.0440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13056" calcext:value-type="float">
            <text:p>50.781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652425" calcext:value-type="float">
            <text:p>50.676524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37368" calcext:value-type="float">
            <text:p>50.573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9477" calcext:value-type="float">
            <text:p>50.6794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81326896552" calcext:value-type="float">
            <text:p>50.828132689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55963870968" calcext:value-type="float">
            <text:p>50.995596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372675" calcext:value-type="float">
            <text:p>51.15372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34992" calcext:value-type="float">
            <text:p>51.263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393975" calcext:value-type="float">
            <text:p>51.333939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98416" calcext:value-type="float">
            <text:p>51.259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99995" calcext:value-type="float">
            <text:p>51.04999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235075" calcext:value-type="float">
            <text:p>50.812350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82048" calcext:value-type="float">
            <text:p>50.508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3415" calcext:value-type="float">
            <text:p>50.1834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74952258064" calcext:value-type="float">
            <text:p>49.81749522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88945" calcext:value-type="float">
            <text:p>49.82889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05251428571" calcext:value-type="float">
            <text:p>50.030525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237475" calcext:value-type="float">
            <text:p>50.242374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71935483871" calcext:value-type="float">
            <text:p>50.42719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46658064516" calcext:value-type="float">
            <text:p>50.60466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347625" calcext:value-type="float">
            <text:p>50.673476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81532903226" calcext:value-type="float">
            <text:p>50.658153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030675" calcext:value-type="float">
            <text:p>50.46030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69798709677" calcext:value-type="float">
            <text:p>50.216979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95483870968" calcext:value-type="float">
            <text:p>49.849548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65819354839" calcext:value-type="float">
            <text:p>49.46658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27544" calcext:value-type="float">
            <text:p>49.012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09025" calcext:value-type="float">
            <text:p>49.13090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9132137931" calcext:value-type="float">
            <text:p>49.3391321379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2151483871" calcext:value-type="float">
            <text:p>49.562151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746075" calcext:value-type="float">
            <text:p>49.787460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63872" calcext:value-type="float">
            <text:p>49.986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997975" calcext:value-type="float">
            <text:p>50.129979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32784516129" calcext:value-type="float">
            <text:p>50.123278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9951" calcext:value-type="float">
            <text:p>49.8999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66221935484" calcext:value-type="float">
            <text:p>49.616622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17470967742" calcext:value-type="float">
            <text:p>49.25174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962675" calcext:value-type="float">
            <text:p>48.82962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86312258065" calcext:value-type="float">
            <text:p>48.238631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450475" calcext:value-type="float">
            <text:p>48.234504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380192" calcext:value-type="float">
            <text:p>48.493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42691428572" calcext:value-type="float">
            <text:p>48.744269142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99325" calcext:value-type="float">
            <text:p>48.98993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56368" calcext:value-type="float">
            <text:p>49.265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44997647059" calcext:value-type="float">
            <text:p>49.49449976470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51458181818" calcext:value-type="float">
            <text:p>49.4151458181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55477" calcext:value-type="float">
            <text:p>49.1554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73406451613" calcext:value-type="float">
            <text:p>48.77734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5862" calcext:value-type="float">
            <text:p>48.425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34632" calcext:value-type="float">
            <text:p>47.673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78763636364" calcext:value-type="float">
            <text:p>47.547876363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85331428571" calcext:value-type="float">
            <text:p>47.808533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6965" calcext:value-type="float">
            <text:p>48.1069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005175" calcext:value-type="float">
            <text:p>48.420051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514" calcext:value-type="float">
            <text:p>48.745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450825" calcext:value-type="float">
            <text:p>49.024508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60864" calcext:value-type="float">
            <text:p>49.25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690325" calcext:value-type="float">
            <text:p>49.136903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4304" calcext:value-type="float">
            <text:p>48.9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8168" calcext:value-type="float">
            <text:p>48.5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010575" calcext:value-type="float">
            <text:p>48.09010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94663225807" calcext:value-type="float">
            <text:p>46.759466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17155" calcext:value-type="float">
            <text:p>46.49171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57197241379" calcext:value-type="float">
            <text:p>46.73571972413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68343225807" calcext:value-type="float">
            <text:p>47.036834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649275" calcext:value-type="float">
            <text:p>47.376492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24216" calcext:value-type="float">
            <text:p>47.772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221875" calcext:value-type="float">
            <text:p>48.232218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8196" calcext:value-type="float">
            <text:p>48.558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7896" calcext:value-type="float">
            <text:p>48.6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96082580645" calcext:value-type="float">
            <text:p>48.509608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25978461538" calcext:value-type="float">
            <text:p>47.5725978461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89024" calcext:value-type="float">
            <text:p>45.878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7752" calcext:value-type="float">
            <text:p>45.76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28626206897" calcext:value-type="float">
            <text:p>46.05286262068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46317419355" calcext:value-type="float">
            <text:p>46.374631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250875" calcext:value-type="float">
            <text:p>46.742508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596" calcext:value-type="float">
            <text:p>47.18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08315" calcext:value-type="float">
            <text:p>47.80083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91288" calcext:value-type="float">
            <text:p>48.24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756025" calcext:value-type="float">
            <text:p>48.297560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82611612903" calcext:value-type="float">
            <text:p>48.178261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81749677419" calcext:value-type="float">
            <text:p>47.808174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2263" calcext:value-type="float">
            <text:p>47.0622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54201290323" calcext:value-type="float">
            <text:p>45.185420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70675" calcext:value-type="float">
            <text:p>45.1170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03664" calcext:value-type="float">
            <text:p>45.400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14748387097" calcext:value-type="float">
            <text:p>45.72147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71475" calcext:value-type="float">
            <text:p>46.104714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852" calcext:value-type="float">
            <text:p>46.567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399875" calcext:value-type="float">
            <text:p>47.233998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9848" calcext:value-type="float">
            <text:p>48.05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2012" calcext:value-type="float">
            <text:p>48.102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07140645161" calcext:value-type="float">
            <text:p>47.770714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12585806452" calcext:value-type="float">
            <text:p>47.211258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40414545455" calcext:value-type="float">
            <text:p>46.14404145454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81576" calcext:value-type="float">
            <text:p>44.898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079225" calcext:value-type="float">
            <text:p>45.200792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52842857143" calcext:value-type="float">
            <text:p>45.545284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97355" calcext:value-type="float">
            <text:p>45.8897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09708387097" calcext:value-type="float">
            <text:p>46.260970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08949677419" calcext:value-type="float">
            <text:p>46.710894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4965" calcext:value-type="float">
            <text:p>47.3449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59568" calcext:value-type="float">
            <text:p>48.015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6653" calcext:value-type="float">
            <text:p>47.8966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461025" calcext:value-type="float">
            <text:p>47.554610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76903225807" calcext:value-type="float">
            <text:p>47.027690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5216516129" calcext:value-type="float">
            <text:p>45.965216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66010322581" calcext:value-type="float">
            <text:p>44.506601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57437142857" calcext:value-type="float">
            <text:p>44.975743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9658" calcext:value-type="float">
            <text:p>45.2696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74258064516" calcext:value-type="float">
            <text:p>46.01742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097725" calcext:value-type="float">
            <text:p>46.680977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31184" calcext:value-type="float">
            <text:p>47.353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58235" calcext:value-type="float">
            <text:p>47.35582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09233548387" calcext:value-type="float">
            <text:p>47.060923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35385806452" calcext:value-type="float">
            <text:p>46.403538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443525" calcext:value-type="float">
            <text:p>46.15443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89153548387" calcext:value-type="float">
            <text:p>43.948915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302225" calcext:value-type="float">
            <text:p>43.993022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32824827586" calcext:value-type="float">
            <text:p>44.1832824827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1651" calcext:value-type="float">
            <text:p>44.4516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0067096774" calcext:value-type="float">
            <text:p>44.729006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30141935484" calcext:value-type="float">
            <text:p>45.13301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858" calcext:value-type="float">
            <text:p>45.78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30232" calcext:value-type="float">
            <text:p>46.693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651675" calcext:value-type="float">
            <text:p>46.80651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673875" calcext:value-type="float">
            <text:p>46.296738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5952" calcext:value-type="float">
            <text:p>45.808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478525" calcext:value-type="float">
            <text:p>45.14478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21494193548" calcext:value-type="float">
            <text:p>43.302149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921" calcext:value-type="float">
            <text:p>43.209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97304" calcext:value-type="float">
            <text:p>43.359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307125" calcext:value-type="float">
            <text:p>43.623071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46990967742" calcext:value-type="float">
            <text:p>43.914699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69021935484" calcext:value-type="float">
            <text:p>44.236902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682075" calcext:value-type="float">
            <text:p>44.666820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59512258065" calcext:value-type="float">
            <text:p>45.845951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15726451613" calcext:value-type="float">
            <text:p>46.061572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12957419355" calcext:value-type="float">
            <text:p>45.591295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9608" calcext:value-type="float">
            <text:p>44.86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573925" calcext:value-type="float">
            <text:p>44.395739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34816" calcext:value-type="float">
            <text:p>42.283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14996363636" calcext:value-type="float">
            <text:p>42.2014996363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85056551724" calcext:value-type="float">
            <text:p>42.408505655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15083870968" calcext:value-type="float">
            <text:p>42.671508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375075" calcext:value-type="float">
            <text:p>42.963750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15416" calcext:value-type="float">
            <text:p>43.27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547125" calcext:value-type="float">
            <text:p>43.775471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97808" calcext:value-type="float">
            <text:p>44.82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0301" calcext:value-type="float">
            <text:p>45.0803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781475" calcext:value-type="float">
            <text:p>44.237814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50992" calcext:value-type="float">
            <text:p>43.745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644775" calcext:value-type="float">
            <text:p>43.206447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9952" calcext:value-type="float">
            <text:p>41.007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85725" calcext:value-type="float">
            <text:p>41.148857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91185714286" calcext:value-type="float">
            <text:p>41.389118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0104516129" calcext:value-type="float">
            <text:p>41.64010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419475" calcext:value-type="float">
            <text:p>41.944194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2364" calcext:value-type="float">
            <text:p>42.282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04787096774" calcext:value-type="float">
            <text:p>42.79047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76056" calcext:value-type="float">
            <text:p>44.037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69089032258" calcext:value-type="float">
            <text:p>43.626908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71690322581" calcext:value-type="float">
            <text:p>43.71716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09968" calcext:value-type="float">
            <text:p>42.620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15378064516" calcext:value-type="float">
            <text:p>42.341537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2688" calcext:value-type="float">
            <text:p>41.876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9956129032" calcext:value-type="float">
            <text:p>42.513995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6206" calcext:value-type="float">
            <text:p>42.796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23811612903" calcext:value-type="float">
            <text:p>43.042381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60707096774" calcext:value-type="float">
            <text:p>43.336070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86808" calcext:value-type="float">
            <text:p>43.648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2366451613" calcext:value-type="float">
            <text:p>44.135236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50736" calcext:value-type="float">
            <text:p>45.115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82425806452" calcext:value-type="float">
            <text:p>45.17824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22978064516" calcext:value-type="float">
            <text:p>44.612297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24416" calcext:value-type="float">
            <text:p>44.122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31202580645" calcext:value-type="float">
            <text:p>43.843120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33016" calcext:value-type="float">
            <text:p>42.11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76929032258" calcext:value-type="float">
            <text:p>41.51769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05288275862" calcext:value-type="float">
            <text:p>41.7005288275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02428387097" calcext:value-type="float">
            <text:p>41.960242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1863225806" calcext:value-type="float">
            <text:p>42.233186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81928" calcext:value-type="float">
            <text:p>42.538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18549677419" calcext:value-type="float">
            <text:p>42.961854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18736" calcext:value-type="float">
            <text:p>43.64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6616774194" calcext:value-type="float">
            <text:p>43.799661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03329032258" calcext:value-type="float">
            <text:p>43.59033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05472" calcext:value-type="float">
            <text:p>42.63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6136774194" calcext:value-type="float">
            <text:p>41.891613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88216" calcext:value-type="float">
            <text:p>40.558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04418064516" calcext:value-type="float">
            <text:p>40.430441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47385714286" calcext:value-type="float">
            <text:p>40.634738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82722580645" calcext:value-type="float">
            <text:p>40.86827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84049032258" calcext:value-type="float">
            <text:p>41.118404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27696" calcext:value-type="float">
            <text:p>41.412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6033548387" calcext:value-type="float">
            <text:p>41.833603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3936" calcext:value-type="float">
            <text:p>42.41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6113548387" calcext:value-type="float">
            <text:p>42.659611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8572903226" calcext:value-type="float">
            <text:p>41.812857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62752" calcext:value-type="float">
            <text:p>41.216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65661935484" calcext:value-type="float">
            <text:p>40.786566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74568" calcext:value-type="float">
            <text:p>39.697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8052" calcext:value-type="float">
            <text:p>39.278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6504" calcext:value-type="float">
            <text:p>39.8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197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197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2113385801</text:p>
          </table:table-cell>
          <table:table-cell office:value-type="string" calcext:value-type="string">
            <text:p>196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0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31" meta:object-count="0"/>
    <meta:user-defined meta:name="AppVersion">3.0</meta:user-defined>
  </office:meta>
</office:document-meta>
</file>